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stroke="dash" draw:stroke-dash="Dot"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6cm" draw:marker-start-width="0.358cm" draw:marker-end-width="0.358cm" draw:fill="none" draw:fill-color="#ffffff" draw:textarea-horizontal-align="justify" draw:textarea-vertical-align="middle" draw:auto-grow-height="false" fo:min-height="1.719cm" fo:min-width="2.869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draw:marker-start-width="0.358cm" draw:marker-end-width="0.358cm" draw:fill="none" draw:fill-color="#ffffff" draw:textarea-horizontal-align="justify" draw:textarea-vertical-align="middle" draw:auto-grow-height="false" fo:min-height="1.667cm" fo:min-width="2.765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249cm"/>
      <style:paragraph-properties style:writing-mode="lr-tb"/>
    </style:style>
    <style:style style:name="gr6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.386cm" fo:min-width="1.445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5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5.1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5.239cm"/>
      <style:paragraph-properties style:writing-mode="lr-tb"/>
    </style:style>
    <style:style style:name="gr10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.334cm" fo:min-width="1.357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3cm" fo:min-width="3.1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3cm" fo:min-width="3.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ato Heavy"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ato Heavy" fo:font-size="12pt" style:font-size-asian="12pt" style:font-size-complex="12pt"/>
    </style:style>
    <style:style style:name="T1" style:family="text">
      <style:text-properties style:font-name="Lato Heavy" fo:font-size="16pt" style:font-size-asian="16pt" style:font-size-complex="16pt"/>
    </style:style>
    <style:style style:name="T2" style:family="text">
      <style:text-properties style:font-name="Lato Heavy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4cm" svg:y1="10.713cm" svg:x2="2.34cm" svg:y2="1.505cm">
          <text:p/>
        </draw:line>
        <draw:line draw:style-name="gr1" draw:text-style-name="P1" draw:layer="layout" svg:x1="2.34cm" svg:y1="10.709cm" svg:x2="16.528cm" svg:y2="10.7cm">
          <text:p/>
        </draw:line>
        <draw:line draw:style-name="gr2" draw:text-style-name="P1" draw:layer="layout" svg:x1="2.315cm" svg:y1="10.705cm" svg:x2="16.31cm" svg:y2="1.822cm">
          <text:p/>
        </draw:line>
        <draw:custom-shape draw:style-name="gr3" draw:text-style-name="P2" draw:layer="layout" svg:width="4.763cm" svg:height="2.857cm" svg:x="3.362cm" svg:y="1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763cm" svg:height="2.857cm" svg:x="11.23cm" svg:y="7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3.749cm" svg:height="1.377cm" svg:x="3.827cm" svg:y="2.457cm">
          <draw:text-box>
            <text:p text:style-name="P3"><text:span text:style-name="T1">Field</text:span></text:p>
            <text:p text:style-name="P3"><text:span text:style-name="T1">observations</text:span></text:p>
          </draw:text-box>
        </draw:frame>
        <draw:frame draw:style-name="gr5" draw:text-style-name="P4" draw:layer="layout" svg:width="3.749cm" svg:height="1.377cm" svg:x="11.755cm" svg:y="7.937cm">
          <draw:text-box>
            <text:p text:style-name="P3"><text:span text:style-name="T1">Laboratory</text:span></text:p>
            <text:p text:style-name="P3"><text:span text:style-name="T1">observations</text:span></text:p>
          </draw:text-box>
        </draw:frame>
        <draw:custom-shape draw:style-name="gr6" draw:text-style-name="P3" draw:layer="layout" svg:width="2.222cm" svg:height="1.27cm" svg:x="8.625cm" svg:y="2.5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5.895cm" svg:height="0.814cm" svg:x="7.037cm" svg:y="10.942cm">
          <draw:text-box>
            <text:p text:style-name="P3"><text:span text:style-name="T1">Measurement fidelity</text:span></text:p>
          </draw:text-box>
        </draw:frame>
        <draw:frame draw:style-name="gr8" draw:text-style-name="P4" draw:layer="layout" svg:width="5.637cm" svg:height="0.814cm" draw:transform="rotate (1.5707963267949) translate (1.205cm 8.67cm)">
          <draw:text-box>
            <text:p text:style-name="P3"><text:span text:style-name="T1">Environment fidelity</text:span></text:p>
          </draw:text-box>
        </draw:frame>
        <draw:frame draw:style-name="gr9" draw:text-style-name="P4" draw:layer="layout" svg:width="5.739cm" svg:height="0.814cm" draw:transform="rotate (0.576831317784126) translate (3.416cm 9.052cm)">
          <draw:text-box>
            <text:p text:style-name="P3"><text:span text:style-name="T1">Axis of improvement</text:span></text:p>
          </draw:text-box>
        </draw:frame>
        <draw:custom-shape draw:style-name="gr10" draw:text-style-name="P3" draw:layer="layout" svg:width="2.181cm" svg:height="1.27cm" draw:transform="rotate (1.5707963267949) translate (13.028cm 7.0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3.656cm" svg:height="1.963cm" svg:x="2.322cm" svg:y="4.403cm">
          <draw:text-box>
            <text:p text:style-name="P5"><text:span text:style-name="T2">Less direct</text:span></text:p>
            <text:p text:style-name="P5"><text:span text:style-name="T2">More expensive</text:span></text:p>
            <text:p text:style-name="P5"><text:span text:style-name="T2">Sparse</text:span></text:p>
            <text:p text:style-name="P5"><text:span text:style-name="T2">Real phenomena</text:span></text:p>
          </draw:text-box>
        </draw:frame>
        <draw:frame draw:style-name="gr12" draw:text-style-name="P6" draw:layer="layout" svg:width="3.58cm" svg:height="1.963cm" svg:x="8.123cm" svg:y="8.604cm">
          <draw:text-box>
            <text:p text:style-name="P5"><text:span text:style-name="T2">More direct</text:span></text:p>
            <text:p text:style-name="P5"><text:span text:style-name="T2">Less expensive</text:span></text:p>
            <text:p text:style-name="P5"><text:span text:style-name="T2">Dense</text:span></text:p>
            <text:p text:style-name="P5"><text:span text:style-name="T2">Idealized sett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2T15:21:13.365475594</meta:creation-date>
    <dc:date>2023-05-22T15:39:17.691409171</dc:date>
    <meta:editing-duration>PT6M57S</meta:editing-duration>
    <meta:editing-cycles>3</meta:editing-cycles>
    <meta:generator>LibreOffice/7.3.7.2$Linux_X86_64 LibreOffice_project/30$Build-2</meta:generator>
    <meta:document-statistic meta:object-count="14"/>
  </office:meta>
</office:document-meta>
</file>